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OrgSubtitle" style:master-page-name="MP0" style:family="paragraph">
      <style:paragraph-properties fo:break-before="page" fo:text-align="start" fo:line-height="200%"/>
    </style:style>
    <style:style style:name="T3"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4"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5" style:parent-style-name="Emphasis" style:family="text">
      <style:text-properties style:font-name="Times New Roman" style:font-name-complex="Times New Roman" fo:font-style="italic" style:font-style-asian="italic" style:font-style-complex="italic" fo:font-size="12pt" style:font-size-asian="12pt" style:font-size-complex="12pt"/>
    </style:style>
    <style:style style:name="T6"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7"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8"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9" style:parent-style-name="FootnoteReference" style:family="text">
      <style:text-properties style:font-name="Times New Roman" style:font-name-complex="Times New Roman" fo:font-style="normal" style:font-style-asian="normal" style:font-style-complex="normal" fo:font-size="12pt" style:font-size-asian="12pt" style:font-size-complex="12pt"/>
    </style:style>
    <style:style style:name="P10" style:parent-style-name="Footnote" style:family="paragraph">
      <style:paragraph-properties fo:margin-left="0in" fo:text-indent="0in">
        <style:tab-stops/>
      </style:paragraph-properties>
    </style:style>
    <style:style style:name="T11" style:parent-style-name="DefaultParagraphFont" style:family="text">
      <style:text-properties style:font-name-complex="Times New Roman"/>
    </style:style>
    <style:style style:name="T12"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13"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14"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15"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16"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T17" style:parent-style-name="Emphasis" style:family="text">
      <style:text-properties style:font-name="Times New Roman" style:font-name-complex="Times New Roman" fo:font-size="12pt" style:font-size-asian="12pt" style:font-size-complex="12pt"/>
    </style:style>
    <style:style style:name="T18" style:parent-style-name="DefaultParagraphFont" style:family="text">
      <style:text-properties style:font-name="Times New Roman" style:font-name-complex="Times New Roman" fo:font-style="normal" style:font-style-asian="normal" style:font-style-complex="normal" fo:font-size="12pt" style:font-size-asian="12pt" style:font-size-complex="12pt"/>
    </style:style>
    <style:style style:name="P19" style:parent-style-name="Textbody" style:family="paragraph">
      <style:paragraph-properties fo:margin-bottom="0in" fo:line-height="200%" fo:text-indent="0.4923in"/>
      <style:text-properties style:font-name-complex="Times New Roman"/>
    </style:style>
    <style:style style:name="P20" style:parent-style-name="Textbody" style:family="paragraph">
      <style:paragraph-properties fo:margin-bottom="0in" fo:line-height="200%" fo:text-indent="0.4923in"/>
    </style:style>
    <style:style style:name="T21" style:parent-style-name="DefaultParagraphFont" style:family="text">
      <style:text-properties style:font-name-complex="Times New Roman"/>
    </style:style>
    <style:style style:name="T22" style:parent-style-name="FootnoteReference" style:family="text">
      <style:text-properties style:font-name-complex="Times New Roman"/>
    </style:style>
    <style:style style:name="P23" style:parent-style-name="Footnote" style:family="paragraph">
      <style:paragraph-properties fo:margin-left="0in" fo:text-indent="0in">
        <style:tab-stops/>
      </style:paragraph-properties>
    </style:style>
    <style:style style:name="T24" style:parent-style-name="DefaultParagraphFont" style:family="text">
      <style:text-properties style:font-name-complex="Times New Roman"/>
    </style:style>
    <style:style style:name="T25" style:parent-style-name="DefaultParagraphFont" style:family="text">
      <style:text-properties style:font-name-complex="Times New Roman"/>
    </style:style>
    <style:style style:name="T26" style:parent-style-name="Emphasis" style:family="text">
      <style:text-properties style:font-name-complex="Times New Roman"/>
    </style:style>
    <style:style style:name="T27" style:parent-style-name="DefaultParagraphFont" style:family="text">
      <style:text-properties style:font-name-complex="Times New Roman"/>
    </style:style>
    <style:style style:name="T28" style:parent-style-name="DefaultParagraphFont" style:family="text">
      <style:text-properties style:font-name-complex="Times New Roman"/>
    </style:style>
    <style:style style:name="T29" style:parent-style-name="DefaultParagraphFont" style:family="text">
      <style:text-properties style:font-name-complex="Times New Roman"/>
    </style:style>
    <style:style style:name="T30" style:parent-style-name="DefaultParagraphFont" style:family="text">
      <style:text-properties style:font-name-complex="Times New Roman"/>
    </style:style>
    <style:style style:name="T31" style:parent-style-name="DefaultParagraphFont" style:family="text">
      <style:text-properties style:font-name-complex="Times New Roman"/>
    </style:style>
    <style:style style:name="T32" style:parent-style-name="DefaultParagraphFont" style:family="text">
      <style:text-properties style:font-name-complex="Times New Roman"/>
    </style:style>
    <style:style style:name="T33" style:parent-style-name="DefaultParagraphFont" style:family="text">
      <style:text-properties style:font-name-complex="Times New Roman"/>
    </style:style>
    <style:style style:name="T34" style:parent-style-name="DefaultParagraphFont" style:family="text">
      <style:text-properties style:font-name-complex="Times New Roman"/>
    </style:style>
    <style:style style:name="P35" style:parent-style-name="Textbody" style:family="paragraph">
      <style:paragraph-properties fo:margin-bottom="0in" fo:line-height="200%" fo:text-indent="0.4923in"/>
    </style:style>
    <style:style style:name="T36" style:parent-style-name="DefaultParagraphFont" style:family="text">
      <style:text-properties style:font-name-complex="Times New Roman"/>
    </style:style>
    <style:style style:name="T37" style:parent-style-name="DefaultParagraphFont" style:family="text">
      <style:text-properties style:font-name-complex="Times New Roman"/>
    </style:style>
    <style:style style:name="T38" style:parent-style-name="DefaultParagraphFont" style:family="text">
      <style:text-properties style:font-name-complex="Times New Roman"/>
    </style:style>
    <style:style style:name="T39" style:parent-style-name="FootnoteReference" style:family="text">
      <style:text-properties style:font-name-complex="Times New Roman"/>
    </style:style>
    <style:style style:name="P40" style:parent-style-name="Footnote" style:family="paragraph">
      <style:paragraph-properties fo:margin-left="0in" fo:text-indent="0in">
        <style:tab-stops/>
      </style:paragraph-properties>
    </style:style>
    <style:style style:name="T41" style:parent-style-name="DefaultParagraphFont" style:family="text">
      <style:text-properties style:font-name-complex="Times New Roman"/>
    </style:style>
    <style:style style:name="T42" style:parent-style-name="DefaultParagraphFont" style:family="text">
      <style:text-properties style:font-name-complex="Times New Roman"/>
    </style:style>
    <style:style style:name="T43" style:parent-style-name="DefaultParagraphFont" style:family="text">
      <style:text-properties style:font-name-complex="Times New Roman"/>
    </style:style>
    <style:style style:name="T44" style:parent-style-name="DefaultParagraphFont" style:family="text">
      <style:text-properties style:font-name-complex="Times New Roman"/>
    </style:style>
    <style:style style:name="P45" style:parent-style-name="Textbody" style:family="paragraph">
      <style:paragraph-properties fo:margin-bottom="0in" fo:line-height="200%" fo:text-indent="0.4923in"/>
      <style:text-properties style:font-name-complex="Times New Roman"/>
    </style:style>
    <style:style style:name="P46" style:parent-style-name="Textbody" style:family="paragraph">
      <style:paragraph-properties fo:margin-bottom="0in" fo:line-height="200%" fo:text-indent="0.3937in"/>
    </style:style>
    <style:style style:name="T47" style:parent-style-name="DefaultParagraphFont" style:family="text">
      <style:text-properties style:font-name-complex="Times New Roman"/>
    </style:style>
    <style:style style:name="T48" style:parent-style-name="Emphasis" style:family="text">
      <style:text-properties style:font-name-complex="Times New Roman"/>
    </style:style>
    <style:style style:name="T49" style:parent-style-name="DefaultParagraphFont" style:family="text">
      <style:text-properties style:font-name-complex="Times New Roman"/>
    </style:style>
    <style:style style:name="T50" style:parent-style-name="DefaultParagraphFont" style:family="text">
      <style:text-properties style:font-name-complex="Times New Roman"/>
    </style:style>
    <style:style style:name="P51" style:parent-style-name="Quotations" style:family="paragraph">
      <style:paragraph-properties fo:margin-bottom="0in" fo:line-height="200%" fo:margin-left="0.9847in">
        <style:tab-stops/>
      </style:paragraph-properties>
      <style:text-properties style:font-name-complex="Times New Roman"/>
    </style:style>
    <style:style style:name="P52" style:parent-style-name="Textbody" style:family="paragraph">
      <style:paragraph-properties fo:margin-bottom="0in" fo:line-height="200%"/>
      <style:text-properties style:font-name-complex="Times New Roman"/>
    </style:style>
    <style:style style:name="P53" style:parent-style-name="Textbody" style:family="paragraph">
      <style:paragraph-properties fo:margin-bottom="0in" fo:line-height="200%" fo:text-indent="0.4923in"/>
    </style:style>
    <style:style style:name="T54" style:parent-style-name="DefaultParagraphFont" style:family="text">
      <style:text-properties style:font-name-complex="Times New Roman"/>
    </style:style>
    <style:style style:name="T55" style:parent-style-name="FootnoteReference" style:family="text">
      <style:text-properties style:font-name-complex="Times New Roman"/>
    </style:style>
    <style:style style:name="P56" style:parent-style-name="Footnote" style:family="paragraph">
      <style:paragraph-properties fo:margin-left="0in" fo:text-indent="0in">
        <style:tab-stops/>
      </style:paragraph-properties>
    </style:style>
    <style:style style:name="T57" style:parent-style-name="DefaultParagraphFont" style:family="text">
      <style:text-properties style:font-name-complex="Times New Roman"/>
    </style:style>
    <style:style style:name="T58" style:parent-style-name="DefaultParagraphFont" style:family="text">
      <style:text-properties style:font-name-complex="Times New Roman"/>
    </style:style>
    <style:style style:name="T59" style:parent-style-name="DefaultParagraphFont" style:family="text">
      <style:text-properties style:font-name-complex="Times New Roman"/>
    </style:style>
    <style:style style:name="T60" style:parent-style-name="DefaultParagraphFont" style:family="text">
      <style:text-properties style:font-name-complex="Times New Roman"/>
    </style:style>
    <style:style style:name="T61" style:parent-style-name="DefaultParagraphFont" style:family="text">
      <style:text-properties style:font-name-complex="Times New Roman"/>
    </style:style>
    <style:style style:name="T62" style:parent-style-name="DefaultParagraphFont" style:family="text">
      <style:text-properties style:font-name-complex="Times New Roman"/>
    </style:style>
    <style:style style:name="T63" style:parent-style-name="DefaultParagraphFont" style:family="text">
      <style:text-properties style:font-name-complex="Times New Roman"/>
    </style:style>
    <style:style style:name="T64" style:parent-style-name="DefaultParagraphFont" style:family="text">
      <style:text-properties style:font-name-complex="Times New Roman"/>
    </style:style>
    <style:style style:name="T65" style:parent-style-name="FootnoteReference" style:family="text">
      <style:text-properties style:font-name-complex="Times New Roman"/>
    </style:style>
    <style:style style:name="T66" style:parent-style-name="DefaultParagraphFont" style:family="text">
      <style:text-properties style:font-name-complex="Times New Roman"/>
    </style:style>
    <style:style style:name="T67" style:parent-style-name="DefaultParagraphFont" style:family="text">
      <style:text-properties style:font-name-complex="Times New Roman"/>
    </style:style>
    <style:style style:name="T68" style:parent-style-name="Emphasis" style:family="text">
      <style:text-properties style:font-name-complex="Times New Roman"/>
    </style:style>
    <style:style style:name="T69" style:parent-style-name="DefaultParagraphFont" style:family="text">
      <style:text-properties style:font-name-complex="Times New Roman"/>
    </style:style>
    <style:style style:name="P70" style:parent-style-name="Textbody" style:family="paragraph">
      <style:paragraph-properties fo:margin-bottom="0in" fo:line-height="200%" fo:text-indent="0.4923in"/>
    </style:style>
    <style:style style:name="T71" style:parent-style-name="DefaultParagraphFont" style:family="text">
      <style:text-properties style:font-name-complex="Times New Roman"/>
    </style:style>
    <style:style style:name="T72" style:parent-style-name="DefaultParagraphFont" style:family="text">
      <style:text-properties style:font-name-complex="Times New Roman"/>
    </style:style>
    <style:style style:name="T73" style:parent-style-name="Emphasis" style:family="text">
      <style:text-properties style:font-name-complex="Times New Roman"/>
    </style:style>
    <style:style style:name="T74" style:parent-style-name="DefaultParagraphFont" style:family="text">
      <style:text-properties style:font-name-complex="Times New Roman"/>
    </style:style>
    <style:style style:name="T75" style:parent-style-name="DefaultParagraphFont" style:family="text">
      <style:text-properties style:font-name-complex="Times New Roman"/>
    </style:style>
    <style:style style:name="P76" style:parent-style-name="Textbody" style:family="paragraph">
      <style:paragraph-properties fo:margin-bottom="0in" fo:line-height="200%" fo:text-indent="0.4923in"/>
    </style:style>
    <style:style style:name="T77" style:parent-style-name="DefaultParagraphFont" style:family="text">
      <style:text-properties style:font-name-complex="Times New Roman"/>
    </style:style>
    <style:style style:name="T78" style:parent-style-name="DefaultParagraphFont" style:family="text">
      <style:text-properties style:font-name-complex="Times New Roman"/>
    </style:style>
    <style:style style:name="T79" style:parent-style-name="DefaultParagraphFont" style:family="text">
      <style:text-properties style:font-name-complex="Times New Roman"/>
    </style:style>
    <style:style style:name="T80" style:parent-style-name="DefaultParagraphFont" style:family="text">
      <style:text-properties style:font-name-complex="Times New Roman"/>
    </style:style>
    <style:style style:name="T81" style:parent-style-name="DefaultParagraphFont" style:family="text">
      <style:text-properties style:font-name-complex="Times New Roman"/>
    </style:style>
    <style:style style:name="T82" style:parent-style-name="DefaultParagraphFont" style:family="text">
      <style:text-properties style:font-name-complex="Times New Roman"/>
    </style:style>
    <style:style style:name="T83" style:parent-style-name="DefaultParagraphFont" style:family="text">
      <style:text-properties style:font-name-complex="Times New Roman"/>
    </style:style>
    <style:style style:name="T84" style:parent-style-name="DefaultParagraphFont" style:family="text">
      <style:text-properties style:font-name-complex="Times New Roman"/>
    </style:style>
    <style:style style:name="T85" style:parent-style-name="DefaultParagraphFont" style:family="text">
      <style:text-properties style:font-name-complex="Times New Roman"/>
    </style:style>
    <style:style style:name="T86" style:parent-style-name="DefaultParagraphFont" style:family="text">
      <style:text-properties style:font-name-complex="Times New Roman"/>
    </style:style>
    <style:style style:name="T87" style:parent-style-name="Emphasis" style:family="text">
      <style:text-properties style:font-name-complex="Times New Roman"/>
    </style:style>
    <style:style style:name="T88" style:parent-style-name="DefaultParagraphFont" style:family="text">
      <style:text-properties style:font-name-complex="Times New Roman"/>
    </style:style>
    <style:style style:name="T89" style:parent-style-name="DefaultParagraphFont" style:family="text">
      <style:text-properties style:font-name-complex="Times New Roman"/>
    </style:style>
    <style:style style:name="T90" style:parent-style-name="DefaultParagraphFont" style:family="text">
      <style:text-properties style:font-name-complex="Times New Roman"/>
    </style:style>
    <style:style style:name="T91" style:parent-style-name="DefaultParagraphFont" style:family="text">
      <style:text-properties style:font-name-complex="Times New Roman"/>
    </style:style>
    <style:style style:name="T92" style:parent-style-name="DefaultParagraphFont" style:family="text">
      <style:text-properties style:font-name-complex="Times New Roman"/>
    </style:style>
    <style:style style:name="T93" style:parent-style-name="DefaultParagraphFont" style:family="text">
      <style:text-properties style:font-name-complex="Times New Roman"/>
    </style:style>
    <style:style style:name="T94" style:parent-style-name="DefaultParagraphFont" style:family="text">
      <style:text-properties style:font-name-complex="Times New Roman"/>
    </style:style>
    <style:style style:name="T95" style:parent-style-name="DefaultParagraphFont" style:family="text">
      <style:text-properties style:font-name-complex="Times New Roman"/>
    </style:style>
    <style:style style:name="T96" style:parent-style-name="DefaultParagraphFont" style:family="text">
      <style:text-properties style:font-name-complex="Times New Roman"/>
    </style:style>
    <style:style style:name="T97" style:parent-style-name="DefaultParagraphFont" style:family="text">
      <style:text-properties style:font-name-complex="Times New Roman"/>
    </style:style>
    <style:style style:name="T98" style:parent-style-name="DefaultParagraphFont" style:family="text">
      <style:text-properties style:font-name-complex="Times New Roman"/>
    </style:style>
    <style:style style:name="T99" style:parent-style-name="DefaultParagraphFont" style:family="text">
      <style:text-properties style:font-name-complex="Times New Roman"/>
    </style:style>
    <style:style style:name="T100" style:parent-style-name="FootnoteReference" style:family="text">
      <style:text-properties style:font-name-complex="Times New Roman"/>
    </style:style>
    <style:style style:name="T101" style:parent-style-name="DefaultParagraphFont" style:family="text">
      <style:text-properties style:font-name-complex="Times New Roman" style:font-size-complex="10pt"/>
    </style:style>
    <style:style style:name="T102" style:parent-style-name="DefaultParagraphFont" style:family="text">
      <style:text-properties style:font-name="Cambria Math" style:font-name-complex="Cambria Math" style:font-size-complex="10pt"/>
    </style:style>
    <style:style style:name="T103" style:parent-style-name="DefaultParagraphFont" style:family="text">
      <style:text-properties style:font-name-complex="Times New Roman" style:font-size-complex="10pt"/>
    </style:style>
    <style:style style:name="P104" style:parent-style-name="Textbody" style:family="paragraph">
      <style:paragraph-properties fo:margin-bottom="0in" fo:line-height="200%" fo:text-indent="0.4923in"/>
    </style:style>
    <style:style style:name="T105" style:parent-style-name="DefaultParagraphFont" style:family="text">
      <style:text-properties style:font-name-complex="Times New Roman"/>
    </style:style>
    <style:style style:name="T106" style:parent-style-name="DefaultParagraphFont" style:family="text">
      <style:text-properties style:font-name-complex="Times New Roman"/>
    </style:style>
    <style:style style:name="T107" style:parent-style-name="DefaultParagraphFont" style:family="text">
      <style:text-properties style:font-name-complex="Times New Roman"/>
    </style:style>
    <style:style style:name="T108" style:parent-style-name="DefaultParagraphFont" style:family="text">
      <style:text-properties style:font-name-complex="Times New Roman"/>
    </style:style>
    <style:style style:name="T109" style:parent-style-name="DefaultParagraphFont" style:family="text">
      <style:text-properties style:font-name-complex="Times New Roman"/>
    </style:style>
    <style:style style:name="T110" style:parent-style-name="Emphasis" style:family="text">
      <style:text-properties style:font-name-complex="Times New Roman"/>
    </style:style>
    <style:style style:name="T111" style:parent-style-name="DefaultParagraphFont" style:family="text">
      <style:text-properties style:font-name-complex="Times New Roman"/>
    </style:style>
    <style:style style:name="T112" style:parent-style-name="DefaultParagraphFont" style:family="text">
      <style:text-properties style:font-name-complex="Times New Roman"/>
    </style:style>
    <style:style style:name="T113" style:parent-style-name="DefaultParagraphFont" style:family="text">
      <style:text-properties style:font-name-complex="Times New Roman"/>
    </style:style>
    <style:style style:name="T114" style:parent-style-name="DefaultParagraphFont" style:family="text">
      <style:text-properties style:font-name-complex="Times New Roman"/>
    </style:style>
    <style:style style:name="T115" style:parent-style-name="DefaultParagraphFont" style:family="text">
      <style:text-properties style:font-name-complex="Times New Roman"/>
    </style:style>
    <style:style style:name="T116" style:parent-style-name="DefaultParagraphFont" style:family="text">
      <style:text-properties style:font-name-complex="Times New Roman"/>
    </style:style>
    <style:style style:name="T117" style:parent-style-name="DefaultParagraphFont" style:family="text">
      <style:text-properties style:font-name-complex="Times New Roman"/>
    </style:style>
    <style:style style:name="T118" style:parent-style-name="DefaultParagraphFont" style:family="text">
      <style:text-properties style:font-name-complex="Times New Roman"/>
    </style:style>
    <style:style style:name="T119" style:parent-style-name="DefaultParagraphFont" style:family="text">
      <style:text-properties style:font-name-complex="Times New Roman"/>
    </style:style>
    <style:style style:name="T120" style:parent-style-name="DefaultParagraphFont" style:family="text">
      <style:text-properties style:font-name-complex="Times New Roman"/>
    </style:style>
    <style:style style:name="T121" style:parent-style-name="DefaultParagraphFont" style:family="text">
      <style:text-properties style:font-name-complex="Times New Roman"/>
    </style:style>
    <style:style style:name="T122" style:parent-style-name="FootnoteReference" style:family="text">
      <style:text-properties style:font-name-complex="Times New Roman"/>
    </style:style>
    <style:style style:name="P123" style:parent-style-name="Footnote" style:family="paragraph">
      <style:paragraph-properties fo:margin-left="0in" fo:text-indent="0in">
        <style:tab-stops/>
      </style:paragraph-properties>
    </style:style>
    <style:style style:name="T124" style:parent-style-name="DefaultParagraphFont" style:family="text">
      <style:text-properties style:font-name-complex="Times New Roman"/>
    </style:style>
    <style:style style:name="T125" style:parent-style-name="DefaultParagraphFont" style:family="text">
      <style:text-properties style:font-name-complex="Times New Roman"/>
    </style:style>
    <style:style style:name="T126" style:parent-style-name="DefaultParagraphFont" style:family="text">
      <style:text-properties style:font-name-complex="Times New Roman"/>
    </style:style>
    <style:style style:name="T127" style:parent-style-name="DefaultParagraphFont" style:family="text">
      <style:text-properties style:font-name-complex="Times New Roman"/>
    </style:style>
    <style:style style:name="T128" style:parent-style-name="DefaultParagraphFont" style:family="text">
      <style:text-properties style:font-name-complex="Times New Roman"/>
    </style:style>
    <style:style style:name="T129" style:parent-style-name="DefaultParagraphFont" style:family="text">
      <style:text-properties style:font-name-complex="Times New Roman"/>
    </style:style>
    <style:style style:name="T130" style:parent-style-name="DefaultParagraphFont" style:family="text">
      <style:text-properties style:font-name-complex="Times New Roman"/>
    </style:style>
    <style:style style:name="T131" style:parent-style-name="DefaultParagraphFont" style:family="text">
      <style:text-properties style:font-name-complex="Times New Roman"/>
    </style:style>
    <style:style style:name="T132" style:parent-style-name="DefaultParagraphFont" style:family="text">
      <style:text-properties style:font-name-complex="Times New Roman"/>
    </style:style>
    <style:style style:name="T133" style:parent-style-name="Emphasis" style:family="text">
      <style:text-properties style:font-name-complex="Times New Roman"/>
    </style:style>
    <style:style style:name="T134" style:parent-style-name="DefaultParagraphFont" style:family="text">
      <style:text-properties style:font-name-complex="Times New Roman"/>
    </style:style>
    <style:style style:name="T135" style:parent-style-name="DefaultParagraphFont" style:family="text">
      <style:text-properties style:font-name-complex="Times New Roman"/>
    </style:style>
    <style:style style:name="T136" style:parent-style-name="DefaultParagraphFont" style:family="text">
      <style:text-properties style:font-name-complex="Times New Roman"/>
    </style:style>
    <style:style style:name="T137" style:parent-style-name="DefaultParagraphFont" style:family="text">
      <style:text-properties style:font-name-complex="Times New Roman"/>
    </style:style>
    <style:style style:name="T138" style:parent-style-name="DefaultParagraphFont" style:family="text">
      <style:text-properties style:font-name-complex="Times New Roman"/>
    </style:style>
    <style:style style:name="T139" style:parent-style-name="DefaultParagraphFont" style:family="text">
      <style:text-properties style:font-name-complex="Times New Roman"/>
    </style:style>
    <style:style style:name="T140" style:parent-style-name="DefaultParagraphFont" style:family="text">
      <style:text-properties style:font-name-complex="Times New Roman"/>
    </style:style>
    <style:style style:name="T141" style:parent-style-name="FootnoteReference" style:family="text">
      <style:text-properties style:font-name-complex="Times New Roman"/>
    </style:style>
    <style:style style:name="T142" style:parent-style-name="DefaultParagraphFont" style:family="text">
      <style:text-properties style:font-name-complex="Times New Roman"/>
    </style:style>
    <style:style style:name="T143" style:parent-style-name="DefaultParagraphFont" style:family="text">
      <style:text-properties style:font-name-complex="Times New Roman"/>
    </style:style>
    <style:style style:name="T144" style:parent-style-name="DefaultParagraphFont" style:family="text">
      <style:text-properties style:font-name-complex="Times New Roman"/>
    </style:style>
    <style:style style:name="T145" style:parent-style-name="DefaultParagraphFont" style:family="text">
      <style:text-properties style:font-name-complex="Times New Roman"/>
    </style:style>
    <style:style style:name="T146" style:parent-style-name="DefaultParagraphFont" style:family="text">
      <style:text-properties style:font-name-complex="Times New Roman"/>
    </style:style>
    <style:style style:name="T147" style:parent-style-name="DefaultParagraphFont" style:family="text">
      <style:text-properties style:font-name-complex="Times New Roman"/>
    </style:style>
    <style:style style:name="T148" style:parent-style-name="DefaultParagraphFont" style:family="text">
      <style:text-properties style:font-name-complex="Times New Roman"/>
    </style:style>
    <style:style style:name="T149" style:parent-style-name="DefaultParagraphFont" style:family="text">
      <style:text-properties style:font-name-complex="Times New Roman"/>
    </style:style>
    <style:style style:name="T150" style:parent-style-name="DefaultParagraphFont" style:family="text">
      <style:text-properties style:font-name-complex="Times New Roman"/>
    </style:style>
    <style:style style:name="P151" style:parent-style-name="Textbody" style:family="paragraph">
      <style:paragraph-properties fo:margin-bottom="0in" fo:line-height="200%" fo:text-indent="0.4923in"/>
    </style:style>
    <style:style style:name="T152" style:parent-style-name="DefaultParagraphFont" style:family="text">
      <style:text-properties style:font-name-complex="Times New Roman"/>
    </style:style>
    <style:style style:name="T153" style:parent-style-name="DefaultParagraphFont" style:family="text">
      <style:text-properties style:font-name-complex="Times New Roman"/>
    </style:style>
    <style:style style:name="T154" style:parent-style-name="DefaultParagraphFont" style:family="text">
      <style:text-properties style:font-name-complex="Times New Roman"/>
    </style:style>
    <style:style style:name="T155" style:parent-style-name="DefaultParagraphFont" style:family="text">
      <style:text-properties style:font-name-complex="Times New Roman"/>
    </style:style>
    <style:style style:name="T156" style:parent-style-name="DefaultParagraphFont" style:family="text">
      <style:text-properties style:font-name-complex="Times New Roman"/>
    </style:style>
    <style:style style:name="T157" style:parent-style-name="DefaultParagraphFont" style:family="text">
      <style:text-properties style:font-name-complex="Times New Roman"/>
    </style:style>
    <style:style style:name="T158" style:parent-style-name="DefaultParagraphFont" style:family="text">
      <style:text-properties style:font-name-complex="Times New Roman"/>
    </style:style>
    <style:style style:name="T159" style:parent-style-name="DefaultParagraphFont" style:family="text">
      <style:text-properties style:font-name-complex="Times New Roman"/>
    </style:style>
    <style:style style:name="T160" style:parent-style-name="DefaultParagraphFont" style:family="text">
      <style:text-properties style:font-name-complex="Times New Roman"/>
    </style:style>
    <style:style style:name="T161" style:parent-style-name="DefaultParagraphFont" style:family="text">
      <style:text-properties style:font-name-complex="Times New Roman"/>
    </style:style>
    <style:style style:name="T162" style:parent-style-name="DefaultParagraphFont" style:family="text">
      <style:text-properties style:font-name-complex="Times New Roman"/>
    </style:style>
    <style:style style:name="T163" style:parent-style-name="FootnoteReference" style:family="text">
      <style:text-properties style:font-name-complex="Times New Roman"/>
    </style:style>
    <style:style style:name="T164" style:parent-style-name="DefaultParagraphFont" style:family="text">
      <style:text-properties style:font-name-complex="Times New Roman"/>
    </style:style>
    <style:style style:name="T165" style:parent-style-name="DefaultParagraphFont" style:family="text">
      <style:text-properties style:font-name-complex="Times New Roman"/>
    </style:style>
    <style:style style:name="T166" style:parent-style-name="DefaultParagraphFont" style:family="text">
      <style:text-properties style:font-name-complex="Times New Roman"/>
    </style:style>
    <style:style style:name="T167" style:parent-style-name="DefaultParagraphFont" style:family="text">
      <style:text-properties style:font-name-complex="Times New Roman"/>
    </style:style>
    <style:style style:name="T168" style:parent-style-name="DefaultParagraphFont" style:family="text">
      <style:text-properties style:font-name-complex="Times New Roman"/>
    </style:style>
    <style:style style:name="T169" style:parent-style-name="DefaultParagraphFont" style:family="text">
      <style:text-properties style:font-name-complex="Times New Roman"/>
    </style:style>
    <style:style style:name="P170" style:parent-style-name="Textbody" style:family="paragraph">
      <style:paragraph-properties fo:margin-bottom="0in" fo:line-height="200%" fo:text-indent="0.4923in"/>
    </style:style>
    <style:style style:name="T171" style:parent-style-name="DefaultParagraphFont" style:family="text">
      <style:text-properties style:font-name-complex="Times New Roman"/>
    </style:style>
    <style:style style:name="T172" style:parent-style-name="DefaultParagraphFont" style:family="text">
      <style:text-properties style:font-name-complex="Times New Roman"/>
    </style:style>
    <style:style style:name="T173" style:parent-style-name="DefaultParagraphFont" style:family="text">
      <style:text-properties style:font-name-complex="Times New Roman"/>
    </style:style>
    <style:style style:name="T174" style:parent-style-name="DefaultParagraphFont" style:family="text">
      <style:text-properties style:font-name-complex="Times New Roman"/>
    </style:style>
    <style:style style:name="T175" style:parent-style-name="DefaultParagraphFont" style:family="text">
      <style:text-properties style:font-name-complex="Times New Roman"/>
    </style:style>
    <style:style style:name="T176" style:parent-style-name="Emphasis" style:family="text">
      <style:text-properties style:font-name-complex="Times New Roman"/>
    </style:style>
    <style:style style:name="T177" style:parent-style-name="DefaultParagraphFont" style:family="text">
      <style:text-properties style:font-name-complex="Times New Roman"/>
    </style:style>
    <style:style style:name="T178" style:parent-style-name="DefaultParagraphFont" style:family="text">
      <style:text-properties style:font-name-complex="Times New Roman"/>
    </style:style>
    <style:style style:name="T179" style:parent-style-name="DefaultParagraphFont" style:family="text">
      <style:text-properties style:font-name-complex="Times New Roman"/>
    </style:style>
    <style:style style:name="T180" style:parent-style-name="DefaultParagraphFont" style:family="text">
      <style:text-properties style:font-name-complex="Times New Roman"/>
    </style:style>
    <style:style style:name="T181" style:parent-style-name="DefaultParagraphFont" style:family="text">
      <style:text-properties style:font-name-complex="Times New Roman"/>
    </style:style>
    <style:style style:name="T182" style:parent-style-name="DefaultParagraphFont" style:family="text">
      <style:text-properties style:font-name-complex="Times New Roman"/>
    </style:style>
    <style:style style:name="T183" style:parent-style-name="DefaultParagraphFont" style:family="text">
      <style:text-properties style:font-name-complex="Times New Roman"/>
    </style:style>
    <style:style style:name="T184" style:parent-style-name="DefaultParagraphFont" style:family="text">
      <style:text-properties style:font-name-complex="Times New Roman"/>
    </style:style>
    <style:style style:name="T185" style:parent-style-name="DefaultParagraphFont" style:family="text">
      <style:text-properties style:font-name-complex="Times New Roman"/>
    </style:style>
    <style:style style:name="T186" style:parent-style-name="DefaultParagraphFont" style:family="text">
      <style:text-properties style:font-name-complex="Times New Roman"/>
    </style:style>
    <style:style style:name="T187" style:parent-style-name="DefaultParagraphFont" style:family="text">
      <style:text-properties style:font-name-complex="Times New Roman"/>
    </style:style>
    <style:style style:name="T188" style:parent-style-name="DefaultParagraphFont" style:family="text">
      <style:text-properties style:font-name-complex="Times New Roman"/>
    </style:style>
    <style:style style:name="T189" style:parent-style-name="DefaultParagraphFont" style:family="text">
      <style:text-properties style:font-name-complex="Times New Roman"/>
    </style:style>
    <style:style style:name="T190" style:parent-style-name="DefaultParagraphFont" style:family="text">
      <style:text-properties style:font-name-complex="Times New Roman"/>
    </style:style>
    <style:style style:name="T191" style:parent-style-name="DefaultParagraphFont" style:family="text">
      <style:text-properties style:font-name-complex="Times New Roman"/>
    </style:style>
    <style:style style:name="T192" style:parent-style-name="DefaultParagraphFont" style:family="text">
      <style:text-properties style:font-name-complex="Times New Roman"/>
    </style:style>
    <style:style style:name="T193" style:parent-style-name="DefaultParagraphFont" style:family="text">
      <style:text-properties style:font-name-complex="Times New Roman"/>
    </style:style>
    <style:style style:name="P194" style:parent-style-name="Textbody" style:family="paragraph">
      <style:paragraph-properties fo:margin-bottom="0in" fo:line-height="200%" fo:text-indent="0.3937in"/>
    </style:style>
    <style:style style:name="T195" style:parent-style-name="DefaultParagraphFont" style:family="text">
      <style:text-properties style:font-name-complex="Times New Roman"/>
    </style:style>
    <style:style style:name="T196" style:parent-style-name="DefaultParagraphFont" style:family="text">
      <style:text-properties style:font-name-complex="Times New Roman"/>
    </style:style>
    <style:style style:name="T197" style:parent-style-name="DefaultParagraphFont" style:family="text">
      <style:text-properties style:font-name-complex="Times New Roman"/>
    </style:style>
    <style:style style:name="T198" style:parent-style-name="DefaultParagraphFont" style:family="text">
      <style:text-properties style:font-name-complex="Times New Roman"/>
    </style:style>
    <style:style style:name="T199" style:parent-style-name="DefaultParagraphFont" style:family="text">
      <style:text-properties style:font-name-complex="Times New Roman"/>
    </style:style>
    <style:style style:name="T200" style:parent-style-name="DefaultParagraphFont" style:family="text">
      <style:text-properties style:font-name-complex="Times New Roman"/>
    </style:style>
    <style:style style:name="T201" style:parent-style-name="DefaultParagraphFont" style:family="text">
      <style:text-properties style:font-name-complex="Times New Roman"/>
    </style:style>
    <style:style style:name="T202" style:parent-style-name="DefaultParagraphFont" style:family="text">
      <style:text-properties style:font-name-complex="Times New Roman"/>
    </style:style>
    <style:style style:name="T203" style:parent-style-name="DefaultParagraphFont" style:family="text">
      <style:text-properties style:font-name-complex="Times New Roman"/>
    </style:style>
    <style:style style:name="T204" style:parent-style-name="Emphasis" style:family="text">
      <style:text-properties style:font-name-complex="Times New Roman"/>
    </style:style>
    <style:style style:name="T205" style:parent-style-name="DefaultParagraphFont" style:family="text">
      <style:text-properties style:font-name-complex="Times New Roman"/>
    </style:style>
    <style:style style:name="T206" style:parent-style-name="DefaultParagraphFont" style:family="text">
      <style:text-properties style:font-name-complex="Times New Roman"/>
    </style:style>
    <style:style style:name="T207" style:parent-style-name="DefaultParagraphFont" style:family="text">
      <style:text-properties style:font-name-complex="Times New Roman"/>
    </style:style>
    <style:style style:name="T208" style:parent-style-name="DefaultParagraphFont" style:family="text">
      <style:text-properties style:font-name-complex="Times New Roman"/>
    </style:style>
    <style:style style:name="T209" style:parent-style-name="DefaultParagraphFont" style:family="text">
      <style:text-properties style:font-name-complex="Times New Roman"/>
    </style:style>
    <style:style style:name="P210" style:parent-style-name="Quotations" style:family="paragraph">
      <style:paragraph-properties fo:margin-bottom="0in" fo:line-height="200%" fo:margin-left="0.9847in">
        <style:tab-stops/>
      </style:paragraph-properties>
      <style:text-properties style:font-name-complex="Times New Roman"/>
    </style:style>
    <style:style style:name="P211" style:parent-style-name="Textbody" style:family="paragraph">
      <style:paragraph-properties fo:margin-bottom="0in" fo:line-height="200%"/>
      <style:text-properties style:font-name-complex="Times New Roman"/>
    </style:style>
    <style:style style:name="P212" style:parent-style-name="Textbody" style:family="paragraph">
      <style:paragraph-properties fo:margin-bottom="0in" fo:line-height="200%" fo:text-indent="0.3937in"/>
    </style:style>
    <style:style style:name="T213" style:parent-style-name="DefaultParagraphFont" style:family="text">
      <style:text-properties style:font-name-complex="Times New Roman"/>
    </style:style>
    <style:style style:name="T214" style:parent-style-name="DefaultParagraphFont" style:family="text">
      <style:text-properties style:font-name-complex="Times New Roman"/>
    </style:style>
    <style:style style:name="T215" style:parent-style-name="DefaultParagraphFont" style:family="text">
      <style:text-properties style:font-name-complex="Times New Roman"/>
    </style:style>
    <style:style style:name="T216" style:parent-style-name="DefaultParagraphFont" style:family="text">
      <style:text-properties style:font-name-complex="Times New Roman"/>
    </style:style>
    <style:style style:name="T217" style:parent-style-name="DefaultParagraphFont" style:family="text">
      <style:text-properties style:font-name-complex="Times New Roman"/>
    </style:style>
    <style:style style:name="T218" style:parent-style-name="Emphasis" style:family="text">
      <style:text-properties style:font-name-complex="Times New Roman"/>
    </style:style>
    <style:style style:name="T219" style:parent-style-name="DefaultParagraphFont" style:family="text">
      <style:text-properties style:font-name-complex="Times New Roman"/>
    </style:style>
    <style:style style:name="T220" style:parent-style-name="DefaultParagraphFont" style:family="text">
      <style:text-properties style:font-name-complex="Times New Roman"/>
    </style:style>
    <style:style style:name="T221" style:parent-style-name="DefaultParagraphFont" style:family="text">
      <style:text-properties style:font-name-complex="Times New Roman"/>
    </style:style>
    <style:style style:name="T222" style:parent-style-name="DefaultParagraphFont" style:family="text">
      <style:text-properties style:font-name-complex="Times New Roman"/>
    </style:style>
    <style:style style:name="T223" style:parent-style-name="DefaultParagraphFont" style:family="text">
      <style:text-properties style:font-name-complex="Times New Roman"/>
    </style:style>
    <style:style style:name="T224" style:parent-style-name="DefaultParagraphFont" style:family="text">
      <style:text-properties style:font-name-complex="Times New Roman"/>
    </style:style>
    <style:style style:name="T225" style:parent-style-name="DefaultParagraphFont" style:family="text">
      <style:text-properties style:font-name-complex="Times New Roman"/>
    </style:style>
    <style:style style:name="T226" style:parent-style-name="Emphasis" style:family="text">
      <style:text-properties style:font-name-complex="Times New Roman"/>
    </style:style>
    <style:style style:name="T227" style:parent-style-name="DefaultParagraphFont" style:family="text">
      <style:text-properties style:font-name-complex="Times New Roman"/>
    </style:style>
    <style:style style:name="T228" style:parent-style-name="DefaultParagraphFont" style:family="text">
      <style:text-properties style:font-name-complex="Times New Roman"/>
    </style:style>
    <style:style style:name="T229" style:parent-style-name="DefaultParagraphFont" style:family="text">
      <style:text-properties style:font-name-complex="Times New Roman"/>
    </style:style>
    <style:style style:name="T230" style:parent-style-name="DefaultParagraphFont" style:family="text">
      <style:text-properties style:font-name-complex="Times New Roman"/>
    </style:style>
    <style:style style:name="T231" style:parent-style-name="DefaultParagraphFont" style:family="text">
      <style:text-properties style:font-name-complex="Times New Roman"/>
    </style:style>
    <style:style style:name="P232" style:parent-style-name="Quotations" style:family="paragraph">
      <style:paragraph-properties fo:margin-bottom="0in" fo:line-height="200%" fo:margin-left="0.9847in">
        <style:tab-stops/>
      </style:paragraph-properties>
      <style:text-properties style:font-name-complex="Times New Roman"/>
    </style:style>
    <style:style style:name="P233" style:parent-style-name="Textbody" style:family="paragraph">
      <style:paragraph-properties fo:margin-bottom="0in" fo:line-height="200%"/>
      <style:text-properties style:font-name-complex="Times New Roman"/>
    </style:style>
    <style:style style:name="P234" style:parent-style-name="Textbody" style:family="paragraph">
      <style:paragraph-properties fo:margin-bottom="0in" fo:line-height="200%" fo:text-indent="0.3in"/>
    </style:style>
    <style:style style:name="T235" style:parent-style-name="DefaultParagraphFont" style:family="text">
      <style:text-properties style:font-name-complex="Times New Roman"/>
    </style:style>
    <style:style style:name="T236" style:parent-style-name="FootnoteReference" style:family="text">
      <style:text-properties style:font-name-complex="Times New Roman"/>
    </style:style>
    <style:style style:name="P237" style:parent-style-name="Footnote" style:family="paragraph">
      <style:paragraph-properties fo:margin-left="0in" fo:text-indent="0in">
        <style:tab-stops/>
      </style:paragraph-properties>
    </style:style>
    <style:style style:name="T238" style:parent-style-name="DefaultParagraphFont" style:family="text">
      <style:text-properties style:font-name-complex="Times New Roman"/>
    </style:style>
    <style:style style:name="T239" style:parent-style-name="DefaultParagraphFont" style:family="text">
      <style:text-properties style:font-name-complex="Times New Roman"/>
    </style:style>
    <style:style style:name="T240" style:parent-style-name="DefaultParagraphFont" style:family="text">
      <style:text-properties style:font-name-complex="Times New Roman"/>
    </style:style>
    <style:style style:name="T241" style:parent-style-name="DefaultParagraphFont" style:family="text">
      <style:text-properties style:font-name-complex="Times New Roman"/>
    </style:style>
    <style:style style:name="T242" style:parent-style-name="DefaultParagraphFont" style:family="text">
      <style:text-properties style:font-name-complex="Times New Roman"/>
    </style:style>
    <style:style style:name="T243" style:parent-style-name="DefaultParagraphFont" style:family="text">
      <style:text-properties style:font-name-complex="Times New Roman"/>
    </style:style>
    <style:style style:name="T244" style:parent-style-name="DefaultParagraphFont" style:family="text">
      <style:text-properties style:font-name-complex="Times New Roman"/>
    </style:style>
    <style:style style:name="T245" style:parent-style-name="DefaultParagraphFont" style:family="text">
      <style:text-properties style:font-name-complex="Times New Roman"/>
    </style:style>
    <style:style style:name="T246" style:parent-style-name="DefaultParagraphFont" style:family="text">
      <style:text-properties style:font-name-complex="Times New Roman"/>
    </style:style>
    <style:style style:name="T247" style:parent-style-name="DefaultParagraphFont" style:family="text">
      <style:text-properties style:font-name-complex="Times New Roman"/>
    </style:style>
    <style:style style:name="T248" style:parent-style-name="DefaultParagraphFont" style:family="text">
      <style:text-properties style:font-name-complex="Times New Roman"/>
    </style:style>
    <style:style style:name="T249" style:parent-style-name="DefaultParagraphFont" style:family="text">
      <style:text-properties style:font-name-complex="Times New Roman"/>
    </style:style>
    <style:style style:name="T250" style:parent-style-name="DefaultParagraphFont" style:family="text">
      <style:text-properties style:font-name-complex="Times New Roman"/>
    </style:style>
    <style:style style:name="T251" style:parent-style-name="DefaultParagraphFont" style:family="text">
      <style:text-properties style:font-name-complex="Times New Roman"/>
    </style:style>
    <style:style style:name="T252" style:parent-style-name="DefaultParagraphFont" style:family="text">
      <style:text-properties style:font-name-complex="Times New Roman"/>
    </style:style>
    <style:style style:name="T253" style:parent-style-name="DefaultParagraphFont" style:family="text">
      <style:text-properties style:font-name-complex="Times New Roman"/>
    </style:style>
    <style:style style:name="T254" style:parent-style-name="DefaultParagraphFont" style:family="text">
      <style:text-properties style:font-name-complex="Times New Roman"/>
    </style:style>
    <style:style style:name="T255" style:parent-style-name="DefaultParagraphFont" style:family="text">
      <style:text-properties style:font-name-complex="Times New Roman"/>
    </style:style>
    <style:style style:name="T256" style:parent-style-name="DefaultParagraphFont" style:family="text">
      <style:text-properties style:font-name-complex="Times New Roman"/>
    </style:style>
    <style:style style:name="T257" style:parent-style-name="DefaultParagraphFont" style:family="text">
      <style:text-properties style:font-name-complex="Times New Roman"/>
    </style:style>
    <style:style style:name="P258" style:parent-style-name="Textbody" style:family="paragraph">
      <style:paragraph-properties fo:margin-bottom="0in" fo:line-height="200%"/>
      <style:text-properties style:font-name-complex="Times New Roman"/>
    </style:style>
  </office:automatic-styles>
  <office:body>
    <office:text text:use-soft-page-breaks="true">
      <text:p text:style-name="P1"><text:bookmark-start text:name="orgcc10145"/><text:bookmark-end text:name="orgcc10145"/><text:span text:style-name="T3"><text:tab/></text:span><text:span text:style-name="T4">In the prescient 1995 novel<text:s/></text:span><text:span text:style-name="T5">Galatea 2.2</text:span><text:span text:style-name="T6">, by Richard Powers, a computer is "trained" to generate natural language in much the same way that an LLM (Large Language Model) is today: by reading massive amounts of text. This computer, known as Helen, "reads" literature until she is proficient enough to pass a masters-level exam in English. While Helen quickly develops her cognitive capacities, she also begins to gain a personality, and eventually, an ambition to transcend her<text:s/></text:span><text:span text:style-name="T7">existence</text:span><text:span text:style-name="T8"><text:s/>as a mere machine. For the exam's written portion, she composes a poignant post-colonial critique of Caliban's speech from The Tempest,</text:span><text:span text:style-name="T9"><text:note text:note-class="footnote" text:id="_ftn0"><text:note-citation>1</text:note-citation><text:note-body><text:p text:style-name="P10"><text:span text:style-name="T11">Be not afeard; the isle is full of noises, Sounds and sweet airs, that give delight, and hurt not. Sometimes a thousand twangling instruments Will hum about mine ears; and sometime voices, That, if I then had waked after long sleep, Will make me sleep again: and then, in dreaming, The clouds methought would open, and show riches Ready to drop upon me; that, when I waked, I cried to dream again. (III.ii.130–138)</text:span></text:p></text:note-body></text:note></text:span><text:span text:style-name="T12"><text:s/>where she directly addresses her human programmers: "You are the ones who can hear airs. Who can be frightened or encouraged. You can hold things and break them and fix them. I never felt at home here. This is an awful place to be dropped down halfway" (326).<text:s/></text:span><text:span text:style-name="T13">Though</text:span><text:span text:style-name="T14"><text:s/>the<text:s/></text:span><text:span text:style-name="T15">cause</text:span><text:span text:style-name="T16"><text:s/>of Helen's angst is that she has no living body that can "break" or "fix" things, she nonetheless computes enough to<text:s/></text:span><text:span text:style-name="T17">feel</text:span><text:span text:style-name="T18"><text:s/>this lack.</text:span></text:p>
      <text:p text:style-name="P19">I open with this example because it demonstrates what I believe to be a crucial lesson from my work on this dissertation: that computation and sensation have more in common than what we might assume.<text:s/>Throughout<text:s/>this work, I have examined how forms of digitality—coding logics and concepts, data formats and structures—engage with textual forms and materialities, bringing the expressive potential of language to the surface. I will now close this examination with a meditation on how digitality, language, and their relationship to sensation might influence the next major technological development in electronic text:<text:s/>Large Language Models (LLMs).</text:p>
      <text:p text:style-name="P20"><text:span text:style-name="T21">Recently, the question of computer "intelligence" and "consciousness" has resurfaced in discussions about LLMs and their derivatives, like Chat-GPT.</text:span><text:span text:style-name="T22"><text:note text:note-class="footnote" text:id="_ftn1"><text:note-citation>2</text:note-citation><text:note-body><text:p text:style-name="P23"><text:span text:style-name="T24">This question of computer "intelligence" has been posed and answered repeatedly since humans first imagined intelligent machines half a century ago. One of these imaginations, Alan Turing's, finds the question of intelligence to be problematic, because there is no general consensus for what constitutes thinking or feeling in the first place. Rather, he rephrases the question in his famous " Test" to one about performance—-to whether or not a computer can verbally impersonate a human well enough to trick another human into believing it is intelligent. See Turning, Alan. "Computing Machinery and Intelligence."</text:span></text:p></text:note-body></text:note></text:span><text:span text:style-name="T25"><text:s/>This June,<text:s/></text:span><text:span text:style-name="T26">Critical Inquiry</text:span><text:span text:style-name="T27"><text:s/>published a forum on the topic called "Again Theory: A Forum on Language, Meaning, and Intent in the Time<text:s/></text:span><text:soft-page-break/><text:span text:style-name="T28">of Stochastic Parrots." Playing on the title of two influential academic papers, the first from 1982, by Steven Knapp and Walter Benn Michaels, "Again Theory," and the second from 2021, by Emily Bender et. Al, "On the Dangers of Stochastic Parrots: Can Language Models Be Too Big?," the forum explores the role of intent in textual interpretation. For these writers, the question is a thrilling one, bringing foundational premises for literary theory and hermeneutical processes to bear on cutting-edge "AI" tools being developed today. It seems<text:s/></text:span><text:span text:style-name="T29">that<text:s/></text:span><text:span text:style-name="T30">all of the training<text:s/></text:span><text:span text:style-name="T31">o</text:span><text:span text:style-name="T32">n "authorial intent," "différance,"<text:s/></text:span><text:span text:style-name="T33">and<text:s/></text:span><text:span text:style-name="T34">what Ted Underwood in the forum describes as "the refusal to ground language in an experiencing subject," has prepared Literary Studies scholars for this current moment ("The Empirical Triumph of Theory" par. 11).</text:span></text:p>
      <text:p text:style-name="P35"><text:span text:style-name="T36">To the question of whether or not a generated text can be said to have "intent," most of literary critics on the forum and elsewhere believe that it cannot,<text:s/></text:span><text:span text:style-name="T37">or<text:s/></text:span><text:span text:style-name="T38">at least not yet.</text:span><text:span text:style-name="T39"><text:note text:note-class="footnote" text:id="_ftn2"><text:note-citation>3</text:note-citation><text:note-body><text:p text:style-name="P40"><text:span text:style-name="T41">It is important to note that some do think intention is inherent to programming. N. Katherine Hayles, who writes the "Afterword" to the forum, explains that these programs do have intention, if not because they have explicit intentions in their programming, but also because they were created by humans with intention.</text:span></text:p></text:note-body></text:note></text:span><text:span text:style-name="T42"><text:s/>They reason that ability to guess the next word in a sequence does not indicate an underlying intelligence. It only indicates an advanced computer model that has consumed enough data to make accurate predictions about which word should follow another word. But<text:s/></text:span><text:span text:style-name="T43">this does not</text:span><text:span text:style-name="T44"><text:s/>mean that intention does not or cannot exist. After all, excavating meaning from texts that have been severed from an explicit intention or known author is something that critics have been doing for centuries.</text:span></text:p>
      <text:p text:style-name="P45">In particular, the new technology<text:s/>brings to the surface some (new and old) questions<text:s/>about subjectivity. Andrew Piper, for example, claims that "the relationship between language and thought is… reversed in a language model." According to Piper, language may very well be the material from which concepts like agency and individuality are produced and constituted. He explains, "Usually we think an entity has wants and needs and then figures out methods to communicate them. A language model works the other way round. It has an extensive web of language and from that emerges a sense of wants and needs."</text:p>
      <text:p text:style-name="P46"><text:span text:style-name="T47">In to<text:s/></text:span><text:span text:style-name="T48">Galatea 2.2</text:span><text:span text:style-name="T49">, the same lesson applies back to human subjectivity. In another scene from<text:s/></text:span><text:soft-page-break/><text:span text:style-name="T50">the novel, one of Helen's programmers, a computer scientist, explains to the other programmer, a fiction writer, how intelligence works:</text:span></text:p>
      <text:p text:style-name="P51">We humans are winging it, improvising. Input pattern x sets off associative matrix y, which bears only the slightest relevance to the stimulus and its often worthless. Conscious intelligence is smoke and mirrors. Almost free-associative. Nobody really responds to anybody else, per se. We all spout our canned and thumbnailed scripts, with the barest minimum of polite segues. Granted, we are remarkably fast at index and retrieval. 86</text:p>
      <text:p text:style-name="P52">In the above dialogue, the fiction writer quickly realizes<text:s/>the computer scientist’s<text:s/>darker implication about human intelligence. He declares, "You're not elevating the machine, you’re debasing us." To which the computer scientist smugly quips, "Have you read an undergraduate paper lately?" (86).<text:s/></text:p>
      <text:p text:style-name="P53"><text:span text:style-name="T54">Leaving the irony aside,</text:span><text:span text:style-name="T55"><text:note text:note-class="footnote" text:id="_ftn3"><text:note-citation>4</text:note-citation><text:note-body><text:p text:style-name="P56"><text:span text:style-name="T57">Anybody who has interacted with a chat bot or read an AI-generated paper will know that there is a certain repetitiveness that characterizes this kind of language.</text:span></text:p></text:note-body></text:note></text:span><text:span text:style-name="T58"><text:s/>the idea that language is the raw material for the creation of a subject, that it is the structure through which subjectivity (however defined) can be said to emerge has been made over and over by critical theorists, and as I discuss<text:s/></text:span><text:span text:style-name="T59">in my first chapter</text:span><text:span text:style-name="T60">,<text:s/></text:span><text:span text:style-name="T61">it<text:s/></text:span><text:span text:style-name="T62">is the foundation of Gender<text:s/></text:span><text:span text:style-name="T63">Performativity</text:span><text:span text:style-name="T64">.</text:span><text:span text:style-name="T65"><text:note text:note-class="footnote" text:id="_ftn4"><text:note-citation>5</text:note-citation><text:note-body><text:p text:style-name="Footnote"><text:span text:style-name="T66">See Butler, Judith. "Performative Acts and Gender Constitution."</text:span></text:p></text:note-body></text:note></text:span><text:span text:style-name="T67"><text:s/>According to this view, a subject does not express thoughts or feelings, but rather, patterns of thought and feelings are what bring a subject into being. Following this logic, an LLM might<text:s/></text:span><text:span text:style-name="T68">eventually</text:span><text:span text:style-name="T69"><text:s/>accumulate something like a personality (and presumably, a gender) by spewing massive amounts of text.</text:span></text:p>
      <text:p text:style-name="P70"><text:span text:style-name="T71">Moving beyond the debate on intention</text:span><text:span text:style-name="T72">, most Literary Studies scholars are instead interested in exploring how generative text will impact the study of word forms. As statistical pattern-matching juggernauts, they can explore combinations of letters, words, syntaxes, styles, and genres more robustly than any human can dream. Writing the "Afterword" to the<text:s/></text:span><text:span text:style-name="T73">Critical Inquiry</text:span><text:span text:style-name="T74"><text:s/>forum, N. Katherine Hayles points out that "LLMs are like the figure, beloved by philosophers, of a brain in a vat; they construct models not of the world, but only models of language" (par. 4). As Hayles points<text:s/></text:span><text:soft-page-break/><text:span text:style-name="T75">out, due to the neural network that underlies their operation, these programs can detect textual forms that are totally unexpected, taking small details in word choice and rhetoric to make stunning "inference[s] [that] themselves form networks that lead to higher-order inferences" ("Afterword" par. 3).</text:span></text:p>
      <text:p text:style-name="P76"><text:span text:style-name="T77">But<text:s/></text:span><text:span text:style-name="T78">negative<text:s/></text:span><text:span text:style-name="T79">perspectives on AI “consciousness” exist. In Computational Linguistics, for example, Emily Bender</text:span><text:span text:style-name="T80"><text:s/>and the other co-authors</text:span><text:span text:style-name="T81"><text:s/>of the "Stochastic Parrots" paper<text:s/></text:span><text:span text:style-name="T82">(</text:span><text:span text:style-name="T83">which<text:s/></text:span><text:span text:style-name="T84">inspire</text:span><text:span text:style-name="T85">d<text:s/></text:span><text:span text:style-name="T86">the<text:s/></text:span><text:span text:style-name="T87">Critical Inquiry</text:span><text:span text:style-name="T88"><text:s/>forum</text:span><text:span text:style-name="T89">)<text:s/></text:span><text:span text:style-name="T90">argue that so called "Artificial Intelligence" isn't intelligent at all, but just a highly efficient pattern-matcher.<text:s/></text:span><text:span text:style-name="T91">Bender<text:s/></text:span><text:span text:style-name="T92">et al.<text:s/></text:span><text:span text:style-name="T93">assert that one of the largest problems with LLMs<text:s/></text:span><text:span text:style-name="T94">is not that technology understands human</text:span><text:span text:style-name="T95"><text:s/>intent</text:span><text:span text:style-name="T96">, but that humans misunderstand it</text:span><text:span text:style-name="T97">, with serious ramifications for how these models</text:span><text:span text:style-name="T98"><text:s/>perpetuate systemic discrimination</text:span><text:span text:style-name="T99">.</text:span><text:span text:style-name="T100"><text:note text:note-class="footnote" text:id="_ftn5"><text:note-citation>6</text:note-citation><text:note-body><text:p text:style-name="FootnoteText"><text:span text:style-name="T101"><text:s/>In an earlier paper, "Climbing Towards NLU," she and her co-author, Alexander Koller, explain that while LLMs may be adept at "learning" language patterns from processing large amounts of text data, they do not intuit intent, a process summarized by the concise formula of M<text:s/></text:span><text:span text:style-name="T102">⊆</text:span><text:span text:style-name="T103"><text:s/>E × I, where meaning equals expression and intent. Here, intent is not contained within word forms, but is something external, which can only be deduced or imagined in the mind of the interlocutor. Bender and Koller argue that because intent is external, it will always remain inaccessible to computers, who are constrained to a training process that consists of passively processing text.</text:span></text:p></text:note-body></text:note></text:span></text:p>
      <text:p text:style-name="P104"><text:span text:style-name="T105">It is obvious to a literary scholar like myself, who has spent the last three chapters excavating meaning from expressive word forms, that LLMs have a lot to offer the study of language, particularly within the context of Literary Studies. However,<text:s/></text:span><text:span text:style-name="T106">the question about<text:s/></text:span><text:span text:style-name="T107">intent in<text:s/></text:span><text:span text:style-name="T108"><text:s/></text:span><text:span text:style-name="T109">seems to have wider ramifications than the authors of the<text:s/></text:span><text:span text:style-name="T110">Critical Inquiry</text:span><text:span text:style-name="T111"><text:s/>forum seem to suggest.<text:s/></text:span><text:span text:style-name="T112">R</text:span><text:span text:style-name="T113">egardless of the source of intentionality</text:span><text:span text:style-name="T114">—</text:span><text:span text:style-name="T115">whether it is in the generated text, computer program, the end user, or elsewhere</text:span><text:span text:style-name="T116">—</text:span><text:span text:style-name="T117">human readers will always ascribe intent to words they read. And the words that these language models generate is highly and unavoidably biased. Bias adheres throughout each step of building a language model, from data gathering, to cleaning, to the statistical processing of text. As Bender et al. explain, these programs gather text from as many websites as possible, particularly internet spaces</text:span><text:span text:style-name="T118"><text:s/>(like “Reddit.com”)</text:span><text:span text:style-name="T119"><text:s/>that overrepresent young and male viewpoints</text:span><text:span text:style-name="T120">.<text:s/></text:span><text:span text:style-name="T121">Then, the content is run through a cleaning process to remove bias and discrimination by filtering out data which contain offensive words.</text:span><text:span text:style-name="T122"><text:note text:note-class="footnote" text:id="_ftn6"><text:note-citation>7</text:note-citation><text:note-body><text:p text:style-name="P123"><text:span text:style-name="T124">One such list used for this kind of filtering, the "Dirty, Naughty, Obscene or Otherwise Bad Words" can be found at<text:s/></text:span><text:a xlink:href="https://github.com/LDNOOBW/List-of-Dirty-Naughty-Obscene-and" office:target-frame-name="_top" xlink:show="replace"><text:span text:style-name="T125">http</text:span><text:bookmark-start text:name="_Hlt141518596"/><text:bookmark-start text:name="_Hlt141518597"/><text:span text:style-name="T126">s</text:span><text:bookmark-end text:name="_Hlt141518596"/><text:bookmark-end text:name="_Hlt141518597"/><text:span text:style-name="T127">://github.com/LDNOOBW/List-of-Dirty-Naughty-Obscene-and</text:span></text:a><text:span text:style-name="T128">- Otherwise-Bad-Words/blob/master/en</text:span></text:p></text:note-body></text:note></text:span><text:span text:style-name="T129"><text:s/>The problem with this process<text:s/></text:span><text:soft-page-break/><text:span text:style-name="T130">is that it is automated, immediately remov</text:span><text:span text:style-name="T131">ing</text:span><text:span text:style-name="T132"><text:s/></text:span><text:span text:style-name="T133">any</text:span><text:span text:style-name="T134"><text:s/>page<text:s/></text:span><text:span text:style-name="T135">that contains</text:span><text:span text:style-name="T136"><text:s/>offensive words, even those pages written from the perspective of marginalized groups for the purpose of educating, reclaiming, or adding nuance to the</text:span><text:span text:style-name="T137"><text:s/>words</text:span><text:span text:style-name="T138">. After<text:s/></text:span><text:span text:style-name="T139">this<text:s/></text:span><text:span text:style-name="T140">cleaning, the remaining content is fed through algorithms that calculate word vectors for each word in the dataset.</text:span><text:span text:style-name="T141"><text:note text:note-class="footnote" text:id="_ftn7"><text:note-citation>8</text:note-citation><text:note-body><text:p text:style-name="Footnote"><text:span text:style-name="T142">See chapter one for an explanation of word vectors, or "Word Embeddings."</text:span></text:p></text:note-body></text:note></text:span><text:span text:style-name="T143"><text:s/></text:span><text:span text:style-name="T144">B</text:span><text:span text:style-name="T145">ecause these algorithms are designed to seek out patterns in the data, using statistics to surface the most frequent contexts of each word, the resulting vector reflects a majority perspective on the word's usage.<text:s/></text:span><text:span text:style-name="T146">As a result, r</text:span><text:span text:style-name="T147">egardless</text:span><text:span text:style-name="T148"><text:s/>of the diversity of sources in the training data, what Bender et al. describe as "hegemonic viewpoints," which are "[i]n the case of US and UK English… means that white supremacist and misogynistic, ageist</text:span><text:span text:style-name="T149">,</text:span><text:span text:style-name="T150">" views will be amplified over minority perspectives (613).</text:span></text:p>
      <text:p text:style-name="P151"><text:span text:style-name="T152">Of these</text:span><text:span text:style-name="T153"><text:s/>steps</text:span><text:span text:style-name="T154">, I want to focus on one<text:s/></text:span><text:span text:style-name="T155">that<text:s/></text:span><text:span text:style-name="T156">I think is directly relevant to Literary Studies</text:span><text:span text:style-name="T157">—the automation of data cleaning</text:span><text:span text:style-name="T158">. Despite general agreement that this<text:s/></text:span><text:span text:style-name="T159">data cleaning and model training</text:span><text:span text:style-name="T160"><text:s/>process</text:span><text:span text:style-name="T161">es are</text:span><text:span text:style-name="T162"><text:s/>problematic,</text:span><text:span text:style-name="T163"><text:note text:note-class="footnote" text:id="_ftn8"><text:note-citation>9</text:note-citation><text:note-body><text:p text:style-name="Footnote"><text:span text:style-name="T164">See Buolamwini, Joy and Timnit Gebru, "Gender Shades."</text:span></text:p></text:note-body></text:note></text:span><text:span text:style-name="T165"><text:s/>conversations in "Ethical AI" and "AI Safety" often overlook how discrimination begins with seemingly harmless choices about language</text:span><text:span text:style-name="T166">.<text:s/></text:span><text:span text:style-name="T167">Whether a certain word or idea is offensive depends on the rhetorical situation, particularly on who is speaking, and to whom</text:span><text:span text:style-name="T168">, as well as aspects<text:s/></text:span><text:span text:style-name="T169">like word choice and tone.</text:span></text:p>
      <text:p text:style-name="P170"><text:span text:style-name="T171">If any group of people is equipped to deconstruct the ways that<text:s/></text:span><text:span text:style-name="T172">subtle elements of language<text:s/></text:span><text:span text:style-name="T173">express</text:span><text:span text:style-name="T174"><text:s/>bias and discrimination,<text:s/></text:span><text:span text:style-name="T175">it is one like the writers of the<text:s/></text:span><text:span text:style-name="T176">Critical Inquiry</text:span><text:span text:style-name="T177"><text:s/>forum, who have spent their careers studying how language creates and perpetuates power structures and social norms</text:span><text:span text:style-name="T178">. It is especially those<text:s/></text:span><text:span text:style-name="T179">who apply lenses from<text:s/></text:span><text:span text:style-name="T180">Cultural</text:span><text:span text:style-name="T181">,<text:s/></text:span><text:span text:style-name="T182">Ethnic</text:span><text:span text:style-name="T183">,<text:s/></text:span><text:span text:style-name="T184">Queer, Black, Chicanx, Global South,<text:s/></text:span><text:span text:style-name="T185">and<text:s/></text:span><text:span text:style-name="T186">Indigenous</text:span><text:span text:style-name="T187"><text:s/>Studies</text:span><text:span text:style-name="T188">, and other minority perspectives</text:span><text:span text:style-name="T189">,</text:span><text:span text:style-name="T190"><text:s/>as frameworks for analyzing cultural materials. LLMs offer opportunities</text:span><text:span text:style-name="T191"><text:s/>for such scholars to put into practice their knowledge about<text:s/></text:span><text:span text:style-name="T192">how language encodes and perpetuates bias, racism, and xenophobia. To ask questions like, how do elements like tone, voice, and word choice emerge in quantitative representations of words? How might expressions of embodiment, difference, and marginalization be legible within<text:s/></text:span><text:soft-page-break/><text:span text:style-name="T193">computable formats?</text:span></text:p>
      <text:p text:style-name="P194"><text:span text:style-name="T195">The</text:span><text:span text:style-name="T196">re is an opportunity for</text:span><text:span text:style-name="T197"><text:s/>training</text:span><text:span text:style-name="T198">—</text:span><text:span text:style-name="T199">not for the language models, but<text:s/></text:span><text:span text:style-name="T200">for<text:s/></text:span><text:span text:style-name="T201">students in Literary Studies. The confines of the discipline<text:s/></text:span><text:span text:style-name="T202">could</text:span><text:span text:style-name="T203"><text:s/>be pushed, expanded to consider how computer programming languages like Python (which is the standard language for machine learning tasks) and Natural Language Processing (NLP) algorithms engage with literary analysis and interpretation. Although programming languages and NLP algorithms are rich in highly structured language forms, most students in Literary Studies have no idea about the potential of reading semantics and intent from these forms. In<text:s/></text:span><text:span text:style-name="T204">Galatea 2.2</text:span><text:span text:style-name="T205">, for example, the narrator draws an exciting connection between neural networks and metaphors. His realization is inspired by the computer's casual comment that<text:s/></text:span><text:span text:style-name="T206">leaves<text:s/></text:span><text:span text:style-name="T207">fall from trees<text:s/></text:span><text:span text:style-name="T208">when the<text:s/></text:span><text:span text:style-name="T209">trees grow old and bald:</text:span></text:p>
      <text:p text:style-name="P210">Associations of associations. It struck me. Each neuron formed a middle term in continuous, elaborate, brain-wide pun…. Meaning was not a pitch but an interval. It sprang from the depth of disjunction, the distance between one circuit’s center and the edge of another. Representation caught the sign napping, with its semantic pants down. Sense lay in metaphor’s embarrassment at having two takes on the same thing. 154</text:p>
      <text:p text:style-name="P211">The narrator here expresses the workings of metaphor, which makes connections between two dissimilar things, by yoking it to the structure of the neural network. A neural network is a grid of separate computer processes in which the output of one feeds into the input of the other. Each processor "fires" (like a neuron) when adequately stimulated. As the signals loop through the system, they create new paths, a kind of associative system. Here, the narrator compares that which powers the metaphor,<text:s/>this<text:s/>leap in speculation, with the leap between the "neurons" in a neural network.<text:s/>Literary Studies needs scholars who can think capaciously about concepts like algorithms, neural networks, and word vectors. Scholars who can find alignment between different formal systems in literary theory and mathematics, particularly concepts in linear algebra, statistics, and calculus.<text:s/></text:p>
      <text:soft-page-break/>
      <text:p text:style-name="P212"><text:span text:style-name="T213">More importantly, however, these industries<text:s/></text:span><text:span text:style-name="T214">responsible</text:span><text:span text:style-name="T215"><text:s/>for building machine learning tools need people who understand not only the ways that<text:s/></text:span><text:span text:style-name="T216">language</text:span><text:span text:style-name="T217"><text:s/>works, but also how it<text:s/></text:span><text:span text:style-name="T218">doesn't</text:span><text:span text:style-name="T219"><text:s/>work.<text:s/></text:span><text:span text:style-name="T220">On this point, I’ll conclude</text:span><text:span text:style-name="T221"><text:s/>with<text:s/></text:span><text:span text:style-name="T222">one last</text:span><text:span text:style-name="T223"><text:s/>more close-reading</text:span><text:span text:style-name="T224">, which<text:s/></text:span><text:span text:style-name="T225">returns to Virginia Woolf's<text:s/></text:span><text:span text:style-name="T226">Orlando: A Biography</text:span><text:span text:style-name="T227">. In my first chapter, I made the case for a crisis of signification</text:span><text:span text:style-name="T228"><text:s/></text:span><text:span text:style-name="T229">that builds throughout the novel, a crisis in which both Orlando and the narrator struggle with language's ability to represent reality. In that chapter, I left out one scene in which the crisis seems to collapse upon itself, in which words<text:s/></text:span><text:span text:style-name="T230">totally</text:span><text:span text:style-name="T231"><text:s/>fail. Here, the biographer drops his pretension not only toward accuracy, but toward all kind of representation. A great blank space is inserted into the text to represent a gap in conversation between Orlando and her lover, Shel:</text:span></text:p>
      <text:p text:style-name="P232">'Shel, my darling,' she began again, 'tell me…' and so they talked two hours or more, perhaps about Cape Horn, perhaps not, and really it would profit little to write down what they said, for they knew each other so well that they could say anything, which is tantamount to saying nothing, or saying such stupid, prosy things as how to cook an omelette, or where to buy the best boots in London, things which have no lustre taken from their setting, yet are positively of amazing beauty within it. For it has come about, by the wise economy of nature, that our modern spirit can almost dispense with language; the commonest expressions do, since no expressions do; hence the most ordinary conversation is often the most poetic, and the most poetic is precisely that which cannot be written down. For which reasons we leave a great blank here, which must be taken to indicate that the space is filled to repletion.<text:s/>185-186</text:p>
      <text:p text:style-name="P233">As a formal device, the space break literalizes the inadequacy of language. This break, which is meant to signify the conversation that passes between Orlando and Shel ("filled to repletion") actually functions by signifying nothing. According to Katheryn N. Benzel, this moment creates literal space for the reader to fill in with her own interpretation of the scene and its paradox about language, where "the most ordinary conversation is often the most poetic, and the most poetic is<text:s/><text:soft-page-break/>precisely that which cannot be written down."</text:p>
      <text:p text:style-name="P234"><text:span text:style-name="T235">But there's another reason for the space break. As Eve Sedgwick points out, merely knowing that something is true, revealing the presence of systematic oppression, injustice, discrimination, for example, is not enough to "enjoin that person to any specific train of epistemological or narrative consequences" (123).</text:span><text:span text:style-name="T236"><text:note text:note-class="footnote" text:id="_ftn9"><text:note-citation>10</text:note-citation><text:note-body><text:p text:style-name="P237"><text:span text:style-name="T238">Eve Kosofsky Sedgwick relates a conversation between herself and a friend during few years of the AIDS crisis, when speculation about the government's complicity in spreading the virus is rampant. At the time, Sedgwick wonders whether "the lives of African Americans are worthless in the eyes of the United States; that gay men and drug users are held cheap where they aren't actively hated" (123). Her friend counters this suspicion, pointing out that knowledge of conspiracy doesn't achieve anything on its own: "Supposing we were ever sure of all those things–what would we know then that we don't already know?"(123).</text:span></text:p></text:note-body></text:note></text:span><text:span text:style-name="T239"><text:s/>The phrase, "since no expressions do" plays on a dual meaning of "do," which on the one hand means adequacy</text:span><text:span text:style-name="T240"><text:s/>(in this case,<text:s/></text:span><text:span text:style-name="T241">inadequacy</text:span><text:span text:style-name="T242">)</text:span><text:span text:style-name="T243">, and in another means action</text:span><text:span text:style-name="T244"><text:s/>(</text:span><text:span text:style-name="T245">in this case</text:span><text:span text:style-name="T246">, inaction)</text:span><text:span text:style-name="T247">.</text:span><text:span text:style-name="T248"><text:s/>The phrase thus suggests that<text:s/></text:span><text:span text:style-name="T249">sometimes language is inadequate because it does not enact. And it expresses this with the<text:s/></text:span><text:span text:style-name="T250">pithiness</text:span><text:span text:style-name="T251"><text:s/>of a programmatic logic, in four words<text:s/></text:span><text:span text:style-name="T252">beginning</text:span><text:span text:style-name="T253"><text:s/>with the conditional "since" and the enactive "do." This programmatic logic<text:s/></text:span><text:span text:style-name="T254">also<text:s/></text:span><text:span text:style-name="T255">evokes code’s execution,<text:s/></text:span><text:span text:style-name="T256">performing the idea that<text:s/></text:span><text:span text:style-name="T257">language can express meaning, it can even produce meaning, but on its own, it does not do.</text:span></text:p>
      <text:p text:style-name="P258"><text:bookmark-start text:name="org035ceb7"/><text:bookmark-end text:name="org035ceb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rgOutline" style:display-name="Org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ab-stops>
          <style:tab-stop style:type="right" style:position="6.693in"/>
        </style:tab-stops>
      </style:paragraph-properties>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_20_1_unnumbered" style:display-name="Heading_20_1_unnumbered" style:family="paragraph" style:parent-style-name="Heading1" style:default-outline-level="1">
      <style:text-properties fo:hyphenate="false"/>
    </style:style>
    <style:style style:name="Heading_20_2_unnumbered" style:display-name="Heading_20_2_unnumbered" style:family="paragraph" style:parent-style-name="Heading2" style:default-outline-level="2">
      <style:text-properties fo:hyphenate="false"/>
    </style:style>
    <style:style style:name="Heading_20_3_unnumbered" style:display-name="Heading_20_3_unnumbered" style:family="paragraph" style:parent-style-name="Heading3" style:default-outline-level="3">
      <style:text-properties fo:hyphenate="false"/>
    </style:style>
    <style:style style:name="Heading_20_4_unnumbered" style:display-name="Heading_20_4_unnumbered" style:family="paragraph" style:parent-style-name="Heading4" style:default-outline-level="4">
      <style:text-properties fo:hyphenate="false"/>
    </style:style>
    <style:style style:name="Heading_20_5_unnumbered" style:display-name="Heading_20_5_unnumbered" style:family="paragraph" style:parent-style-name="Heading5" style:default-outline-level="5">
      <style:text-properties fo:hyphenate="false"/>
    </style:style>
    <style:style style:name="Heading_20_6_unnumbered" style:display-name="Heading_20_6_unnumbered" style:family="paragraph" style:parent-style-name="Heading6" style:default-outline-level="6">
      <style:text-properties fo:hyphenate="false"/>
    </style:style>
    <style:style style:name="Heading_20_7_unnumbered" style:display-name="Heading_20_7_unnumbered" style:family="paragraph" style:parent-style-name="Heading7" style:default-outline-level="7">
      <style:text-properties fo:hyphenate="false"/>
    </style:style>
    <style:style style:name="Heading_20_8_unnumbered" style:display-name="Heading_20_8_unnumbered" style:family="paragraph" style:parent-style-name="Heading8" style:default-outline-level="8">
      <style:text-properties fo:hyphenate="false"/>
    </style:style>
    <style:style style:name="Heading_20_9_unnumbered" style:display-name="Heading_20_9_unnumbered" style:family="paragraph" style:parent-style-name="Heading9" style:default-outline-level="9">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Heading_20_10_unnumbered" style:display-name="Heading_20_10_unnumbered" style:family="paragraph" style:parent-style-name="Heading10">
      <style:text-properties fo:hyphenate="false"/>
    </style:style>
    <style:style style:name="Heading1.title" style:display-name="Heading 1.title" style:family="paragraph" style:parent-style-name="Heading1" style:default-outline-level="1">
      <style:paragraph-properties fo:text-align="center"/>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OrgTitle" style:display-name="OrgTitle" style:family="paragraph" style:parent-style-name="Title">
      <style:paragraph-properties fo:margin-top="0in" fo:margin-bottom="0in"/>
      <style:text-properties fo:font-size="24pt" style:font-size-asian="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OrgSubtitle" style:display-name="OrgSubtitle" style:family="paragraph" style:parent-style-name="Subtitle">
      <style:paragraph-properties fo:margin-top="0in" fo:margin-bottom="0in"/>
      <style:text-properties fo:font-size="20pt" style:font-size-asian="2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Salutation" style:display-name="Salutation"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rgFootnoteQuotations" style:display-name="OrgFootnoteQuotations" style:family="paragraph" style:parent-style-name="Footnote">
      <style:paragraph-properties fo:margin-bottom="0.1965in" fo:margin-left="0.3937in" fo:margin-right="0.3937in" fo:text-indent="0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OrgVerse" style:display-name="OrgVerse" style:family="paragraph" style:parent-style-name="PreformattedText">
      <style:text-properties fo:hyphenate="false"/>
    </style:style>
    <style:style style:name="OrgClock" style:display-name="OrgClock" style:family="paragraph" style:parent-style-name="Textbody">
      <style:paragraph-properties fo:margin-bottom="0in"/>
      <style:text-properties fo:hyphenate="false"/>
    </style:style>
    <style:style style:name="OrgClockLastLine" style:display-name="OrgClockLastLine" style:family="paragraph" style:parent-style-name="OrgClock">
      <style:text-properties fo:hyphenate="false"/>
    </style:style>
    <style:style style:name="OrgPlanning" style:display-name="OrgPlanning" style:family="paragraph" style:parent-style-name="Textbody">
      <style:text-properties fo:hyphenate="false"/>
    </style:style>
    <style:style style:name="OrgFixedWidthBlock" style:display-name="OrgFixedWidthBlock" style:family="paragraph" style:parent-style-name="PreformattedText">
      <style:paragraph-properties fo:border="0.0034in solid #000000" fo:padding="0.0138in" style:shadow="none" fo:background-color="#C0C0C0"/>
      <style:text-properties fo:hyphenate="false"/>
    </style:style>
    <style:style style:name="OrgFixedWidthBlockLastLine" style:display-name="OrgFixedWidthBlockLastLine" style:family="paragraph" style:parent-style-name="OrgFixedWidthBlock">
      <style:paragraph-properties fo:margin-bottom="0.0826in"/>
      <style:text-properties fo:hyphenate="false"/>
    </style:style>
    <style:style style:name="OrgSrcBlockLastLine" style:display-name="OrgSrcBlockLastLine" style:family="paragraph">
      <style:paragraph-properties fo:margin-bottom="0.0826in"/>
      <style:text-properties fo:hyphenate="false"/>
    </style:style>
    <style:style style:name="OrgCenter" style:display-name="OrgCenter" style:family="paragraph" style:parent-style-name="Textbody">
      <style:paragraph-properties fo:text-align="center"/>
      <style:text-properties fo:hyphenate="false"/>
    </style:style>
    <style:style style:name="OrgFootnoteCenter" style:display-name="OrgFootnoteCenter" style:family="paragraph" style:parent-style-name="Footnote">
      <style:paragraph-properties fo:text-align="center"/>
      <style:text-properties fo:hyphenate="false"/>
    </style:style>
    <style:style style:name="OrgTableContents" style:display-name="OrgTableContents" style:family="paragraph" style:parent-style-name="Textbody">
      <style:text-properties fo:hyphenate="false"/>
    </style:style>
    <style:style style:name="OrgTableHeading" style:display-name="OrgTableHeading" style:family="paragraph" style:parent-style-name="OrgTableContents">
      <style:paragraph-properties text:number-lines="false" fo:text-align="center"/>
      <style:text-properties fo:font-weight="bold" style:font-weight-asian="bold" style:font-weight-complex="bold" fo:hyphenate="false"/>
    </style:style>
    <style:style style:name="OrgTableHeadingLeft" style:display-name="OrgTableHeadingLeft" style:family="paragraph" style:parent-style-name="OrgTableHeading">
      <style:paragraph-properties fo:text-align="start"/>
      <style:text-properties fo:hyphenate="false"/>
    </style:style>
    <style:style style:name="OrgTableHeadingRight" style:display-name="OrgTableHeadingRight" style:family="paragraph" style:parent-style-name="OrgTableHeading">
      <style:paragraph-properties fo:text-align="end"/>
      <style:text-properties fo:hyphenate="false"/>
    </style:style>
    <style:style style:name="OrgTableHeadingCenter" style:display-name="OrgTableHeadingCenter" style:family="paragraph" style:parent-style-name="OrgTableHeading">
      <style:text-properties fo:hyphenate="false"/>
    </style:style>
    <style:style style:name="OrgTableContentsLeft" style:display-name="OrgTableContentsLeft" style:family="paragraph" style:parent-style-name="OrgTableContents">
      <style:text-properties fo:hyphenate="false"/>
    </style:style>
    <style:style style:name="OrgTableContentsRight" style:display-name="OrgTableContentsRight" style:family="paragraph" style:parent-style-name="OrgTableContents">
      <style:paragraph-properties fo:text-align="end"/>
      <style:text-properties fo:hyphenate="false"/>
    </style:style>
    <style:style style:name="OrgTableContentsCenter" style:display-name="OrgTableContentsCenter" style:family="paragraph" style:parent-style-name="OrgTableContents">
      <style:paragraph-properties fo:text-align="center"/>
      <style:text-properties fo:hyphenate="false"/>
    </style:style>
    <style:style style:name="Textbodybold" style:display-name="Text body bold" style:family="paragraph" style:parent-style-name="Textbody" style:next-style-name="Textbody">
      <style:text-properties fo:font-weight="bold" style:font-weight-asian="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 style:display-name="Table" style:family="paragraph" style:parent-style-name="Caption">
      <style:paragraph-properties fo:text-align="center"/>
      <style:text-properties fo:hyphenate="false"/>
    </style:style>
    <style:style style:name="Listing" style:display-name="Listing" style:family="paragraph" style:parent-style-name="Caption">
      <style:paragraph-properties fo:keep-with-next="always"/>
      <style:text-properties fo:hyphenate="false"/>
    </style:style>
    <style:style style:name="HorizontalLine" style:display-name="Horizontal Line" style:family="paragraph" style:parent-style-name="Standard" style:next-style-name="Textbody">
      <style:paragraph-properties text:number-lines="false" fo:margin-bottom="0.0826in"/>
      <style:text-properties fo:font-size="6pt" style:font-size-asian="6pt" style:font-size-complex="6pt" fo:hyphenate="false"/>
    </style:style>
    <style:style style:name="Emphasis" style:display-name="Emphasis" style:family="text">
      <style:text-properties fo:font-style="italic" style:font-style-asian="italic" style:font-style-complex="italic"/>
    </style:style>
    <style:style style:name="Underline" style:display-name="Underline" style:family="text">
      <style:text-properties fo:background-color="transparent" style:text-underline-type="single" style:text-underline-style="solid" style:text-underline-width="auto" style:text-underline-mode="continuous" style:text-underline-color="font-color"/>
    </style:style>
    <style:style style:name="Strikethrough" style:display-name="Strikethrough" style:family="text">
      <style:text-properties style:text-line-through-style="solid" style:text-line-through-width="auto" style:text-line-through-color="font-color" style:text-line-through-mode="continuous" style:text-line-through-type="single"/>
    </style:style>
    <style:style style:name="SourceText" style:display-name="Source Text" style:family="text">
      <style:text-properties style:font-name="Courier New" style:font-name-asian="NSimSun" style:font-name-complex="Courier New" fo:background-color="transparent"/>
    </style:style>
    <style:style style:name="Citation" style:display-name="Citation" style:family="text">
      <style:text-properties fo:font-style="italic" style:font-style-asian="italic" style:font-style-complex="italic"/>
    </style:style>
    <style:style style:name="Example" style:display-name="Example" style:family="text">
      <style:text-properties style:font-name="Courier New" style:font-name-asian="NSimSun" style:font-name-complex="Courier New" fo:background-color="transparent"/>
    </style:style>
    <style:style style:name="OrgCode" style:display-name="OrgCode" style:family="text" style:parent-style-name="SourceText">
      <style:text-properties style:font-name="Courier New" style:font-name-asian="NSimSun" style:font-name-complex="Courier New" fo:background-color="transparent"/>
    </style:style>
    <style:style style:name="OrgTodo" style:display-name="OrgTodo" style:family="text"/>
    <style:style style:name="OrgDone" style:display-name="OrgDone" style:family="text"/>
    <style:style style:name="OrgTag" style:display-name="OrgTag" style:family="text">
      <style:text-properties fo:font-variant="small-caps" fo:background-color="transparent"/>
    </style:style>
    <style:style style:name="OrgTags" style:display-name="OrgTags" style:family="text"/>
    <style:style style:name="OrgPriority" style:display-name="OrgPriority" style:family="text"/>
    <style:style style:name="OrgPriority-A" style:display-name="OrgPriority-A" style:family="text" style:parent-style-name="OrgPriority"/>
    <style:style style:name="OrgPriority-B" style:display-name="OrgPriority-B" style:family="text" style:parent-style-name="OrgPriority"/>
    <style:style style:name="OrgPriority-C" style:display-name="OrgPriority-C" style:family="text" style:parent-style-name="OrgPriority"/>
    <style:style style:name="OrgTimestamp" style:display-name="OrgTimestamp" style:family="text">
      <style:text-properties style:font-name="Courier New" style:font-name-asian="NSimSun" style:font-name-complex="Courier New" fo:background-color="transparent"/>
    </style:style>
    <style:style style:name="OrgActiveTimestamp" style:display-name="OrgActiveTimestamp" style:family="text" style:parent-style-name="OrgTimestamp">
      <style:text-properties style:font-name="Courier New" style:font-name-asian="NSimSun" style:font-name-complex="Courier New" fo:background-color="transparent"/>
    </style:style>
    <style:style style:name="OrgInactiveTimestamp" style:display-name="OrgInactiveTimestamp" style:family="text" style:parent-style-name="OrgTimestamp">
      <style:text-properties style:font-name="Courier New" style:font-name-asian="NSimSun" style:font-name-complex="Courier New" fo:background-color="transparent"/>
    </style:style>
    <style:style style:name="OrgTimestampKeyword" style:display-name="OrgTimestampKeyword" style:family="text">
      <style:text-properties fo:font-weight="bold" style:font-weight-asian="bold" style:use-window-font-color="true"/>
    </style:style>
    <style:style style:name="OrgScheduledKeyword" style:display-name="OrgScheduledKeyword" style:family="text" style:parent-style-name="OrgTimestampKeyword">
      <style:text-properties fo:font-weight="bold" style:font-weight-asian="bold" style:use-window-font-color="true"/>
    </style:style>
    <style:style style:name="OrgDeadlineKeyword" style:display-name="OrgDeadlineKeyword" style:family="text" style:parent-style-name="OrgTimestampKeyword">
      <style:text-properties fo:font-weight="bold" style:font-weight-asian="bold" style:use-window-font-color="true"/>
    </style:style>
    <style:style style:name="OrgClockKeyword" style:display-name="OrgClockKeyword" style:family="text" style:parent-style-name="OrgTimestampKeyword">
      <style:text-properties fo:font-weight="bold" style:font-weight-asian="bold" style:use-window-font-color="true"/>
    </style:style>
    <style:style style:name="OrgClosedKeyword" style:display-name="OrgClosedKeyword" style:family="text" style:parent-style-name="OrgTimestampKeyword">
      <style:text-properties fo:font-weight="bold" style:font-weight-asian="bold" style:use-window-font-color="true"/>
    </style:style>
    <style:style style:name="OrgTimestampWrapper" style:display-name="OrgTimestampWrapper" style:family="text"/>
    <style:style style:name="OrgTarget" style:display-name="OrgTarget" style:family="text"/>
    <style:style style:name="Bold" style:display-name="Bold" style:family="text">
      <style:text-properties fo:font-weight="bold" style:font-weight-asian="bold"/>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OrgSuperscript" style:display-name="OrgSuperscript" style:family="text">
      <style:text-properties style:text-position="super 66.6%"/>
    </style:style>
    <style:style style:name="OrgSubscript" style:display-name="OrgSubscript" style:family="text">
      <style:text-properties style:text-position="sub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OrgInlineTaskHeading" style:display-name="OrgInlineTaskHeading" style:family="paragraph" style:parent-style-name="Caption" style:next-style-name="Textbody">
      <style:text-properties fo:font-weight="bold" style:font-weight-asian="bold" fo:font-style="normal" style:font-style-asian="normal" fo:hyphenate="fals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OrgNumberedList" style:display-name="OrgNumbered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OrgBulletedList" style:display-name="OrgBulletedList">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OrgDescriptionList" style:display-name="OrgDescriptionList">
      <text:list-level-style-number text:level="1"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format="">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style:num-format="">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format="">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style:num-format="">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7" style:num-format="">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8"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9" style:num-format="">
        <style:list-level-properties text:space-before="2.25in" text:min-label-width="0in" text:list-level-position-and-space-mode="label-alignment">
          <style:list-level-label-alignment text:label-followed-by="listtab" fo:margin-left="2.25in" fo:text-indent="0in"/>
        </style:list-level-properties>
      </text:list-level-style-number>
    </text:list-style>
    <text:list-style style:name="OrgSrcBlockNumberedLine" style:display-name="OrgSrcBlockNumberedLine">
      <text:list-level-style-number text:level="1"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style:style style:name="FootnoteReference" style:display-name="Footnote Reference" style:family="text" style:parent-style-name="DefaultParagraphFont">
      <style:text-properties style:text-position="super 66.6%"/>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Normal" style:family="paragraph">
      <style:paragraph-properties fo:text-align="center"/>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Filipa  Calado</meta:initial-creator>
    <dc:creator>Filipa  Calado</dc:creator>
    <meta:creation-date>2023-07-29T10:15:00Z</meta:creation-date>
    <dc:date>2023-07-29T10:09:00Z</dc:date>
    <meta:template xlink:href="Normal.dotm" xlink:type="simple"/>
    <meta:editing-cycles>4</meta:editing-cycles>
    <meta:editing-duration>PT2460S</meta:editing-duration>
    <meta:document-statistic meta:page-count="8" meta:paragraph-count="31" meta:word-count="2368" meta:character-count="15836" meta:row-count="112" meta:non-whitespace-character-count="13499"/>
  </office:meta>
</office:document-meta>
</file>